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3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3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2"/>
          <table:table-cell table:number-columns-repeated="9"/>
          <table:table-cell table:style-name="ce8"/>
        </table:table-row>
        <table:table-row table:style-name="ro2">
          <table:table-cell/>
          <table:table-cell table:style-name="ce40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2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6" office:value-type="string" calcext:value-type="string">
            <text:p>Trust what people s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table:style-name="ce6" office:value-type="string" calcext:value-type="string">
            <text:p>Trus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2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2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2"/>
          <table:covered-table-cell table:number-columns-repeated="2"/>
          <table:covered-table-cell table:number-columns-repeated="6" table:style-name="ce42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0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Percent</text:p>
          </table:table-cell>
          <table:table-cell table:style-name="ce40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ORG.LIBREOFFICE.RAWSUBTRACT( [.D313];30);3)" office:value-type="float" office:value="-10" calcext:value-type="float">
            <text:p>-1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Anger</text:p>
          </table:table-cell>
          <table:covered-table-cell table:style-name="ce53"/>
          <table:table-cell table:style-name="ce5" table:formula="of:=SUM([.P27]+[.P48]+[.P97]+[.P133]+[.P228]+[.P214]+[.P193]+[.P261]+[.P300]+[.P168])" office:value-type="float" office:value="0" calcext:value-type="float">
            <text:p>0</text:p>
          </table:table-cell>
          <table:table-cell table:style-name="ce5" table:formula="of:=PRODUCT(2;ORG.LIBREOFFICE.RAWSUBTRACT( [.D314];5))" office:value-type="float" office:value="-10" calcext:value-type="float">
            <text:p>-1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Anxiety</text:p>
          </table:table-cell>
          <table:covered-table-cell table:style-name="ce53"/>
          <table:table-cell table:style-name="ce5" table:formula="of:=SUM([.P14]+[.P262]+[.P40]+[.P67]+[.P102]+[.P130]+[.P180]+[.P202]+[.P236]+[.P288])" office:value-type="float" office:value="0" calcext:value-type="float">
            <text:p>0</text:p>
          </table:table-cell>
          <table:table-cell table:style-name="ce5" table:formula="of:=PRODUCT(2;ORG.LIBREOFFICE.RAWSUBTRACT( [.D315];5))" office:value-type="float" office:value="-10" calcext:value-type="float">
            <text:p>-1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Depression</text:p>
          </table:table-cell>
          <table:covered-table-cell table:style-name="ce53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Immoderation</text:p>
          </table:table-cell>
          <table:covered-table-cell table:style-name="ce53"/>
          <table:table-cell table:style-name="ce5" table:formula="of:=SUM([.P49]+[.P88]+[.P12]+[.P111]+[.P145]+[.P159]+[.P204]+[.P280]+[.P254]+[.P73])" office:value-type="float" office:value="0" calcext:value-type="float">
            <text:p>0</text:p>
          </table:table-cell>
          <table:table-cell table:style-name="ce5" table:formula="of:=PRODUCT(2;ORG.LIBREOFFICE.RAWSUBTRACT( [.D317];5))" office:value-type="float" office:value="-10" calcext:value-type="float">
            <text:p>-1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190]+[.P62]+[.P95]+[.P115]+[.P128]+[.P172]+[.P266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Vulnerability</text:p>
          </table:table-cell>
          <table:covered-table-cell table:style-name="ce53"/>
          <table:table-cell table:style-name="ce5" table:formula="of:=SUM([.P24]+[.P57]+[.P71]+[.P192]+[.P208]+[.P218]+[.P7]+[.P251]+[.P290]+[.P302])" office:value-type="float" office:value="0" calcext:value-type="float">
            <text:p>0</text:p>
          </table:table-cell>
          <table:table-cell table:style-name="ce5" table:formula="of:=PRODUCT(2;ORG.LIBREOFFICE.RAWSUBTRACT( [.D319];5))" office:value-type="float" office:value="-10" calcext:value-type="float">
            <text:p>-1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/>
          <table:table-cell table:style-name="ce53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2" table:formula="of:=QUOTIENT(ORG.LIBREOFFICE.RAWSUBTRACT( [.D321];30);3)" office:value-type="float" office:value="-10" calcext:value-type="float">
            <text:p>-1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ctivity-Level</text:p>
          </table:table-cell>
          <table:covered-table-cell table:style-name="ce53"/>
          <table:table-cell table:style-name="ce5" table:formula="of:=SUM([.P18]+[.P50]+[.P80]+[.P81]+[.P96]+[.P171]+[.P212]+[.P112]+[.P260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ssertiveness</text:p>
          </table:table-cell>
          <table:covered-table-cell table:style-name="ce53"/>
          <table:table-cell table:style-name="ce5" table:formula="of:=SUM([.P55]+[.P72]+[.P86]+[.P106]+[.P122]+[.P136]+[.P182]+[.P268]+[.P220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Cheerfulness</text:p>
          </table:table-cell>
          <table:covered-table-cell table:style-name="ce53"/>
          <table:table-cell table:style-name="ce5" table:formula="of:=SUM([.P5]+[.P151]+[.P84]+[.P69]+[.P104]+[.P135]+[.P223]+[.P245]+[.P264]+[.P38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Excitement-Seeking</text:p>
          </table:table-cell>
          <table:covered-table-cell table:style-name="ce53"/>
          <table:table-cell table:style-name="ce5" table:formula="of:=SUM([.P13]+[.P150]+[.P94]+[.P32]+[.P179]+[.P213]+[.P227]+[.P270]+[.P53]+[.P296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Friendliness</text:p>
          </table:table-cell>
          <table:covered-table-cell table:style-name="ce53"/>
          <table:table-cell table:style-name="ce5" table:formula="of:=SUM([.P26]+[.P153]+[.P47]+[.P64]+[.P87]+[.P140]+[.P188]+[.P269]+[.P250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Gregariousness</text:p>
          </table:table-cell>
          <table:covered-table-cell table:style-name="ce53"/>
          <table:table-cell table:style-name="ce5" table:formula="of:=SUM([.P25]+[.P113]+[.P147]+[.P61]+[.P164]+[.P187]+[.P211]+[.P243]+[.P272]+[.P292])" office:value-type="float" office:value="0" calcext:value-type="float">
            <text:p>0</text:p>
          </table:table-cell>
          <table:table-cell table:style-name="ce5" table:formula="of:=PRODUCT(2;ORG.LIBREOFFICE.RAWSUBTRACT( [.D327];5))" office:value-type="float" office:value="-10" calcext:value-type="float">
            <text:p>-1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/>
          <table:table-cell table:style-name="ce53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48" table:number-columns-spanned="2" table:number-rows-spanned="1"/>
          <table:covered-table-cell table:style-name="ce48"/>
          <table:table-cell table:style-name="ce32" table:formula="of:=SUM([.D330:.D335])" office:value-type="float" office:value="0" calcext:value-type="float">
            <text:p>0</text:p>
          </table:table-cell>
          <table:table-cell table:style-name="ce32" table:formula="of:=QUOTIENT(ORG.LIBREOFFICE.RAWSUBTRACT( [.D329];30);3)" office:value-type="float" office:value="-10" calcext:value-type="float">
            <text:p>-1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dventurousness</text:p>
          </table:table-cell>
          <table:covered-table-cell table:style-name="ce53"/>
          <table:table-cell table:style-name="ce5" table:formula="of:=SUM([.P45]+[.P103]+[.P248]+[.P120]+[.P137]+[.P28]+[.P152]+[.P173]+[.P221]+[.P294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esthetic Appreciation</text:p>
          </table:table-cell>
          <table:covered-table-cell table:style-name="ce53"/>
          <table:table-cell table:style-name="ce5" table:formula="of:=SUM([.P22]+[.P126]+[.P52]+[.P252]+[.P98]+[.P144]+[.P176]+[.P195]+[.P226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Emotionality</text:p>
          </table:table-cell>
          <table:covered-table-cell table:style-name="ce53"/>
          <table:table-cell table:style-name="ce5" table:formula="of:=SUM([.P29]+[.P59]+[.P124]+[.P181]+[.P200]+[.P105]+[.P148]+[.P219]+[.P233]+[.P244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Imagination</text:p>
          </table:table-cell>
          <table:covered-table-cell table:style-name="ce53"/>
          <table:table-cell table:style-name="ce5" table:formula="of:=SUM([.P77]+[.P114]+[.P158]+[.P186]+[.P41]+[.P206]+[.P224]+[.P258]+[.P275]+[.P293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Intellect</text:p>
          </table:table-cell>
          <table:covered-table-cell table:style-name="ce53"/>
          <table:table-cell table:style-name="ce5" table:formula="of:=SUM([.P163]+[.P199]+[.P16]+[.P110]+[.P232]+[.P44]+[.P143]+[.P256]+[.P66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Liberalism</text:p>
          </table:table-cell>
          <table:covered-table-cell table:style-name="ce53"/>
          <table:table-cell table:style-name="ce5" table:formula="of:=SUM([.P6]+[.P37]+[.P60]+[.P99]+[.P116]+[.P301]+[.P160]+[.P210]+[.P240]+[.P274])" office:value-type="float" office:value="0" calcext:value-type="float">
            <text:p>0</text:p>
          </table:table-cell>
          <table:table-cell table:style-name="ce5" table:formula="of:=PRODUCT(2;ORG.LIBREOFFICE.RAWSUBTRACT( [.D335];5))" office:value-type="float" office:value="-10" calcext:value-type="float">
            <text:p>-1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6"/>
          <table:table-cell table:style-name="ce53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48"/>
          <table:table-cell table:style-name="ce32" table:formula="of:=SUM([.D338:.D343])" office:value-type="float" office:value="0" calcext:value-type="float">
            <text:p>0</text:p>
          </table:table-cell>
          <table:table-cell table:style-name="ce32" table:formula="of:=QUOTIENT(ORG.LIBREOFFICE.RAWSUBTRACT( [.D337];30);3)" office:value-type="float" office:value="-10" calcext:value-type="float">
            <text:p>-1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ltruism</text:p>
          </table:table-cell>
          <table:covered-table-cell table:style-name="ce53"/>
          <table:table-cell table:style-name="ce5" table:formula="of:=SUM([.P15]+[.P56]+[.P291]+[.P74]+[.P146]+[.P90]+[.P177]+[.P34]+[.P198]+[.P239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Cooperation</text:p>
          </table:table-cell>
          <table:covered-table-cell table:style-name="ce53"/>
          <table:table-cell table:style-name="ce5" table:formula="of:=SUM([.P76]+[.P51]+[.P101]+[.P123]+[.P142]+[.P170]+[.P184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Modesty/Humility</text:p>
          </table:table-cell>
          <table:covered-table-cell table:style-name="ce53"/>
          <table:table-cell table:style-name="ce5" table:formula="of:=SUM([.P58]+[.P85]+[.P156]+[.P234]+[.P205]+[.P131]+[.P8]+[.P267]+[.P178]+[.P286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Morality</text:p>
          </table:table-cell>
          <table:covered-table-cell table:style-name="ce53"/>
          <table:table-cell table:style-name="ce5" table:formula="of:=SUM([.P10]+[.P68]+[.P91]+[.P125]+[.P284]+[.P39]+[.P149]+[.P161]+[.P229]+[.P263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ympathy</text:p>
          </table:table-cell>
          <table:covered-table-cell table:style-name="ce53"/>
          <table:table-cell table:style-name="ce5" table:formula="of:=SUM([.P83]+[.P54]+[.P271]+[.P121]+[.P141]+[.P165]+[.P216]+[.P183]+[.P201]+[.P303])" office:value-type="float" office:value="0" calcext:value-type="float">
            <text:p>0</text:p>
          </table:table-cell>
          <table:table-cell table:style-name="ce5" table:formula="of:=PRODUCT(2;ORG.LIBREOFFICE.RAWSUBTRACT( [.D342];5))" office:value-type="float" office:value="-10" calcext:value-type="float">
            <text:p>-1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Trust</text:p>
          </table:table-cell>
          <table:covered-table-cell table:style-name="ce53"/>
          <table:table-cell table:style-name="ce5" table:formula="of:=SUM([.P19]+[.P42]+[.P65]+[.P203]+[.P230]+[.P89]+[.P127]+[.P167]+[.P255]+[.P283])" office:value-type="float" office:value="0" calcext:value-type="float">
            <text:p>0</text:p>
          </table:table-cell>
          <table:table-cell table:style-name="ce5" table:formula="of:=PRODUCT(2;ORG.LIBREOFFICE.RAWSUBTRACT( [.D343];5))" office:value-type="float" office:value="-10" calcext:value-type="float">
            <text:p>-1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/>
          <table:table-cell table:style-name="ce53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48" table:number-columns-spanned="2" table:number-rows-spanned="1"/>
          <table:covered-table-cell table:style-name="ce48"/>
          <table:table-cell table:style-name="ce32" table:formula="of:=SUM([.D346:.D351])" office:value-type="float" office:value="0" calcext:value-type="float">
            <text:p>0</text:p>
          </table:table-cell>
          <table:table-cell table:style-name="ce32" table:formula="of:=QUOTIENT(ORG.LIBREOFFICE.RAWSUBTRACT( [.D345];30);3)" office:value-type="float" office:value="-10" calcext:value-type="float">
            <text:p>-1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chievement-Striving</text:p>
          </table:table-cell>
          <table:covered-table-cell table:style-name="ce53"/>
          <table:table-cell table:style-name="ce5" table:formula="of:=SUM([.P17]+[.P241]+[.P279]+[.P46]+[.P75]+[.P93]+[.P257]+[.P175]+[.P134]+[.P299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Cautiousness</text:p>
          </table:table-cell>
          <table:covered-table-cell table:style-name="ce53"/>
          <table:table-cell table:style-name="ce5" table:formula="of:=SUM([.P21]+[.P70]+[.P36]+[.P109]+[.P138]+[.P189]+[.P207]+[.P155]+[.P235]+[.P277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Dutifulness</text:p>
          </table:table-cell>
          <table:covered-table-cell table:style-name="ce53"/>
          <table:table-cell table:style-name="ce5" table:formula="of:=SUM([.P31]+[.P162]+[.P191]+[.P82]+[.P100]+[.P119]+[.P139]+[.P247]+[.P278]+[.P304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Orderliness</text:p>
          </table:table-cell>
          <table:covered-table-cell table:style-name="ce53"/>
          <table:table-cell table:style-name="ce5" table:formula="of:=SUM([.P63]+[.P9]+[.P237]+[.P35]+[.P118]+[.P169]+[.P197]+[.P92]+[.P253]+[.P298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elf-Discipline</text:p>
          </table:table-cell>
          <table:covered-table-cell table:style-name="ce53"/>
          <table:table-cell table:style-name="ce5" table:formula="of:=SUM([.P23]+[.P108]+[.P174]+[.P81]+[.P295]+[.P194]+[.P217]+[.P154]+[.P242]+[.P273])" office:value-type="float" office:value="0" calcext:value-type="float">
            <text:p>0</text:p>
          </table:table-cell>
          <table:table-cell table:style-name="ce5" table:formula="of:=PRODUCT(2;ORG.LIBREOFFICE.RAWSUBTRACT( [.D350];5))" office:value-type="float" office:value="-10" calcext:value-type="float">
            <text:p>-1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elf-Efficacy</text:p>
          </table:table-cell>
          <table:covered-table-cell table:style-name="ce53"/>
          <table:table-cell table:style-name="ce5" table:formula="of:=SUM([.P107]+[.P117]+[.P79]+[.P157]+[.P43]+[.P222]+[.P20]+[.P185]+[.P238]+[.P259])" office:value-type="float" office:value="0" calcext:value-type="float">
            <text:p>0</text:p>
          </table:table-cell>
          <table:table-cell table:style-name="ce5" table:formula="of:=PRODUCT(2;ORG.LIBREOFFICE.RAWSUBTRACT( [.D351];5))" office:value-type="float" office:value="-10" calcext:value-type="float">
            <text:p>-1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2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5:00:39.19562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5T17:30:13.616405593</dc:date>
    <meta:editing-duration>PT14H52M56S</meta:editing-duration>
    <meta:editing-cycles>156</meta:editing-cycles>
    <meta:document-statistic meta:table-count="1" meta:cell-count="3476" meta:object-count="0"/>
  </office:meta>
</office:document-meta>
</file>